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2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25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893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8.7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86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7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7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25cm" fo:min-width="0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364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23.5cm" svg:height="42.25cm" svg:x="3cm" svg:y="-10.751cm">
          <draw:text-box>
            <text:p/>
            <text:p/>
          </draw:text-box>
        </draw:frame>
        <draw:frame draw:style-name="gr2" draw:layer="layout" svg:width="23.339cm" svg:height="16.5cm" svg:x="2.161cm" svg:y="2cm">
          <draw:text-box>
            <text:p>UNIT 1</text:p>
            <text:p/>
            <text:p>ancient <text:tab/><text:tab/><text:tab/><text:tab/><text:tab/><text:tab/><text:tab/><text:tab/>/ˈeɪnʃənt/ adj. 古代的；古老的 p.2</text:p>
            <text:p/>
            <text:p>camp <text:tab/><text:tab/><text:tab/><text:tab/><text:tab/><text:tab/><text:tab/><text:tab/>/kæmp/ n. 度假营；营地</text:p>
            <text:p><text:tab/><text:tab/><text:tab/><text:tab/><text:tab/><text:tab/><text:tab/><text:tab/><text:tab/><text:tab/><text:tab/>v. 露营；宿营 p.2</text:p>
            <text:p/>
            <text:p>landscape <text:tab/><text:tab/><text:tab/><text:tab/><text:tab/><text:tab/><text:tab/>/ˈlændskeɪp/ n. 风景；景色 p.2</text:p>
            <text:p/>
            <text:p>strange <text:tab/><text:tab/><text:tab/><text:tab/><text:tab/><text:tab/><text:tab/><text:tab/>/streɪndʒ/ adj. 奇怪的；陌生的 p.2</text:p>
            <text:p/>
            <text:p>vacation <text:tab/><text:tab/><text:tab/><text:tab/><text:tab/><text:tab/><text:tab/>/vəˈkeɪʃn/ n. 假期；度假 p.2</text:p>
            <text:p/>
            <text:p>fantastic <text:tab/><text:tab/><text:tab/><text:tab/><text:tab/><text:tab/><text:tab/>/fænˈtæstɪk/ adj. 极好的；了不起的 p.3</text:p>
            <text:p/>
            <text:p>town <text:tab/><text:tab/><text:tab/><text:tab/><text:tab/><text:tab/><text:tab/><text:tab/>/taʊn/ n. 镇；商业区 p.3</text:p>
            <text:p/>
            <text:p>breath <text:tab/><text:tab/><text:tab/><text:tab/><text:tab/><text:tab/><text:tab/><text:tab/>/breθ/ n. 呼吸的空气；一口气 p.3</text:p>
            <text:p/>
            <text:p>take sb’s breath away <text:tab/><text:tab/><text:tab/><text:tab/>令人惊叹；让人叹绝 p.3</text:p>
            <text:p/>
            <text:p>especially <text:tab/><text:tab/><text:tab/><text:tab/><text:tab/><text:tab/><text:tab/>/ɪˈspeʃəli/ adv. 尤其；特别 p.3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4" draw:layer="layout" svg:width="26cm" svg:height="17.143cm" svg:x="1.5cm" svg:y="2.357cm">
          <draw:text-box>
            <text:p>steamed <text:tab/><text:tab/><text:tab/><text:tab/><text:tab/><text:tab/>/stiːmd/ chicken soup 汽锅鸡 p.3</text:p>
            <text:p/>
            <text:p>anywhere <text:tab/><text:tab/><text:tab/><text:tab/><text:tab/><text:tab/>/ˈeniweə(r)/ adv. &amp; pron.在任何地方；随便哪个地方 p.3</text:p>
            <text:p/>
            <text:p>nothing <text:tab/><text:tab/><text:tab/><text:tab/><text:tab/><text:tab/><text:tab/>/ˈnʌθɪŋ/ pron. 没有任何东西；没有事 p.3</text:p>
            <text:p/>
            <text:p>scenery <text:tab/><text:tab/><text:tab/><text:tab/><text:tab/><text:tab/><text:tab/>/ˈsiːnəri/ n. 风景；景色 p.5</text:p>
            <text:p/>
            <text:p>silk <text:tab/><text:tab/><text:tab/><text:tab/><text:tab/><text:tab/><text:tab/><text:tab/>/sɪlk/ n. 丝绸；（蚕）丝 p.5</text:p>
            <text:p/>
            <text:p>scarf <text:tab/><text:tab/><text:tab/><text:tab/><text:tab/><text:tab/><text:tab/>/skɑːf/ n. 围巾；披巾 p.5</text:p>
            <text:p/>
            <text:p>nothing but <text:tab/><text:tab/><text:tab/><text:tab/><text:tab/><text:tab/>只有；只是 p.5</text:p>
            <text:p/>
            <text:p>hotel <text:tab/><text:tab/><text:tab/><text:tab/><text:tab/><text:tab/><text:tab/>/həʊˈtel/ n. 旅馆；旅社 p.5</text:p>
            <text:p/>
            <text:p>comfortable <text:tab/><text:tab/><text:tab/><text:tab/><text:tab/><text:tab/>/ˈkʌmftəbl/ adj. 使人舒服的；舒适的 p.5</text:p>
            <text:p/>
            <text:p>ready <text:tab/><text:tab/><text:tab/><text:tab/><text:tab/><text:tab/><text:tab/>/ˈredi/ adj. 准备好的；现成的</text:p>
            <text:p><text:tab/><text:tab/><text:tab/><text:tab/><text:tab/><text:tab/><text:tab/><text:tab/><text:tab/> <text:s text:c="2"/>adv. 已做完；已完成 p.5</text:p>
            <text:p/>
            <text:p>ready to do sth <text:tab/><text:tab/><text:tab/><text:tab/><text:tab/>马上要（做某事）；愿意做（某事） p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5" draw:layer="layout" svg:width="25.5cm" svg:height="19cm" svg:x="1.5cm" svg:y="1.5cm">
          <draw:text-box>
            <text:p>somewhere <text:tab/><text:tab/><text:tab/><text:tab/>/ˈsʌmweə(r)/ adv. 在某处；到某处</text:p>
            <text:p><text:tab/><text:tab/><text:tab/><text:tab/><text:tab/><text:tab/><text:tab/><text:tab/><text:tab/>pron. 某处；某个地方 p.5</text:p>
            <text:p/>
            <text:p>sky <text:tab/><text:tab/><text:tab/><text:tab/><text:tab/><text:tab/>/skaɪ/ n. 天；天空 p.5</text:p>
            <text:p/>
            <text:p>bored <text:tab/><text:tab/><text:tab/><text:tab/><text:tab/>/bɔːd/ adj. 厌倦的；烦闷的 p.5</text:p>
            <text:p/>
            <text:p>stand up <text:tab/><text:tab/><text:tab/><text:tab/>站起；起立 p.5</text:p>
            <text:p/>
            <text:p>towards <text:tab/><text:tab/><text:tab/><text:tab/><text:tab/>/təˈwɔːdz; tɔːrdz/ (= toward) prep. 向；朝 p.5</text:p>
            <text:p/>
            <text:p>rainbow <text:tab/><text:tab/><text:tab/><text:tab/><text:tab/>/ˈreɪnbəʊ/ n. 虹；彩虹 p.5</text:p>
            <text:p/>
            <text:p>square <text:tab/><text:tab/><text:tab/><text:tab/><text:tab/>/skweə(r)/ n. 广场；正方形</text:p>
            <text:p><text:tab/><text:tab/><text:tab/><text:tab/><text:tab/><text:tab/><text:tab/><text:tab/>adj. 正方形的；平方的 p.6</text:p>
            <text:p/>
            <text:p>during <text:tab/><text:tab/><text:tab/><text:tab/><text:tab/>/ˈdjʊərɪŋ/ prep. 在……期间 p.6</text:p>
            <text:p/>
            <text:p>victory <text:tab/><text:tab/><text:tab/><text:tab/><text:tab/>/ˈvɪktəri/ n. 胜利；成功 p.6</text:p>
            <text:p/>
            <text:p>Russian <text:tab/><text:tab/><text:tab/><text:tab/><text:tab/>/ˈrʌʃn/ adj. 俄罗斯的；俄罗斯人的</text:p>
            <text:p><text:tab/><text:tab/><text:tab/><text:tab/><text:tab/><text:tab/><text:tab/>n. 俄罗斯人；俄语 p.6</text:p>
            <text:p/>
            <text:p>fight <text:tab/><text:tab/><text:tab/><text:tab/><text:tab/>/faɪt/ n. 战斗；搏斗；斗争</text:p>
            <text:p><text:tab/><text:tab/><text:tab/><text:tab/><text:tab/><text:tab/><text:tab/> v. (fought /fɔːt/) 打仗；打架 p.6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6" draw:layer="layout" svg:width="23.106cm" svg:height="17.339cm" svg:x="2cm" svg:y="1.89cm">
          <draw:text-box>
            <text:p>against <text:tab/><text:tab/><text:tab/><text:tab/><text:tab/><text:tab/>/əˈɡenst/ prep. 反对；与……相反；紧靠 p.6</text:p>
            <text:p/>
            <text:p>fight against sb / sth <text:tab/><text:tab/><text:tab/>与……作战； 与……作斗争 p.6</text:p>
            <text:p/>
            <text:p>guide <text:tab/><text:tab/><text:tab/><text:tab/><text:tab/><text:tab/>/ɡaɪd/ n. 导游；指南；手册</text:p>
            <text:p><text:tab/><text:tab/><text:tab/><text:tab/><text:tab/><text:tab/><text:tab/><text:tab/><text:tab/>v. 给某人领路；指导 p.6</text:p>
            <text:p/>
            <text:p>artwork <text:tab/><text:tab/><text:tab/><text:tab/><text:tab/><text:tab/>/ˈɑːtwɜːk/ n. 艺术作品；插图 p.6</text:p>
            <text:p/>
            <text:p>thousands of <text:tab/><text:tab/><text:tab/><text:tab/>数以千计的；成千上万的 p.6</text:p>
            <text:p/>
            <text:p>tear <text:tab/><text:tab/><text:tab/><text:tab/><text:tab/><text:tab/>/tɪə(r)/ n. 眼泪；泪水 p.6</text:p>
            <text:p/>
            <text:p>remind <text:tab/><text:tab/><text:tab/><text:tab/><text:tab/><text:tab/>/rɪˈmaɪnd/ v. 提醒；使想起 p.6</text:p>
            <text:p/>
            <text:p>peace <text:tab/><text:tab/><text:tab/><text:tab/><text:tab/><text:tab/>/piːs/ n. 和平；太平 p.6</text:p>
            <text:p/>
            <text:p>easily <text:tab/><text:tab/><text:tab/><text:tab/><text:tab/><text:tab/>/ˈiːzəli/ adv. 容易地；轻易地 p.6</text:p>
            <text:p/>
            <text:p>forget <text:tab/><text:tab/><text:tab/><text:tab/><text:tab/><text:tab/>/fəˈɡet/ v. （forgot /fəˈɡɒt/)忘记；遗忘 p.6</text:p>
            <text:p/>
            <text:p>noon <text:tab/><text:tab/><text:tab/><text:tab/><text:tab/><text:tab/>/nuːn/ n. 正午；中午 p.6</text:p>
            <text:p/>
            <text:p>sick <text:tab/><text:tab/><text:tab/><text:tab/><text:tab/><text:tab/>/sɪk/ adj. 生病的；恶心的 p.6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7" draw:layer="layout" svg:width="24.5cm" svg:height="18.763cm" svg:x="2cm" svg:y="2cm">
          <draw:text-box>
            <text:p>station <text:tab/><text:tab/><text:tab/><text:tab/><text:tab/><text:tab/><text:tab/>/ˈsteɪʃn/ n. 火车站；公共汽车站 p.7</text:p>
            <text:p/>
            <text:p>palace <text:tab/><text:tab/><text:tab/><text:tab/><text:tab/><text:tab/><text:tab/>/ˈpæləs/ n. 王宫；宫殿 p.7</text:p>
            <text:p/>
            <text:p>accordion <text:tab/><text:tab/><text:tab/><text:tab/><text:tab/><text:tab/>/əˈkɔːdiən/ n. 手风琴 p.7</text:p>
            <text:p/>
            <text:p>get together <text:tab/><text:tab/><text:tab/><text:tab/><text:tab/><text:tab/>聚会；相聚 p.7</text:p>
            <text:p/>
            <text:p>in the sun <text:tab/><text:tab/><text:tab/><text:tab/><text:tab/><text:tab/>在阳光下 p.8</text:p>
            <text:p/>
            <text:p>tower <text:tab/><text:tab/><text:tab/><text:tab/><text:tab/><text:tab/><text:tab/>/taʊə(r)/ n. 塔；塔楼 p.8</text:p>
            <text:p/>
            <text:p>might <text:tab/><text:tab/><text:tab/><text:tab/><text:tab/><text:tab/><text:tab/>/maɪt/ modal v. 可能；可以 p.8</text:p>
            <text:p/>
            <text:p>budget <text:tab/><text:tab/><text:tab/><text:tab/><text:tab/><text:tab/><text:tab/>/ˈbʌdʒɪt/ n. 预算</text:p>
            <text:p><text:tab/><text:tab/><text:tab/><text:tab/><text:tab/><text:tab/><text:tab/><text:tab/><text:tab/><text:tab/>v. 把……编入预算；精打细算p.8</text:p>
            <text:p/>
            <text:p>passport <text:tab/><text:tab/><text:tab/><text:tab/><text:tab/><text:tab/>/ˈpɑːspɔːt/ n. 护照 p.8</text:p>
            <text:p/>
            <text:p>forgetful <text:tab/><text:tab/><text:tab/><text:tab/><text:tab/><text:tab/><text:tab/>/fəˈgetfl/ adj. 健忘的；好忘事的 p.8</text:p>
            <text:p/>
            <text:p>faraway <text:tab/><text:tab/><text:tab/><text:tab/><text:tab/><text:tab/><text:tab/>/ˈfɑːrəweɪ;ˌfɑːrəˈweɪ/ adj. 远方的；遥远的 p.8</text:p>
            <text:p/>
            <text:p>regular <text:tab/><text:tab/><text:tab/><text:tab/><text:tab/><text:tab/><text:tab/>/ˈreɡjələ(r)/ adj. 平常的；有规律的 p.8</text:p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8" draw:layer="layout" svg:width="24.16cm" svg:height="17.339cm" svg:x="2.34cm" svg:y="2cm">
          <draw:text-box>
            <text:p>countryside <text:tab/><text:tab/><text:tab/><text:tab/><text:tab/><text:tab/>/ˈkʌntrisaɪd/ n. 乡村；农村 p.9</text:p>
            <text:p/>
            <text:p>turn around <text:tab/><text:tab/><text:tab/><text:tab/><text:tab/><text:tab/>转身；翻转 p.9</text:p>
            <text:p/>
            <text:p>surprised <text:tab/><text:tab/><text:tab/><text:tab/><text:tab/><text:tab/>/səˈpraɪzd/ adj. 惊奇的；惊讶的 p.9</text:p>
            <text:p/>
            <text:p>deer <text:tab/><text:tab/><text:tab/><text:tab/><text:tab/><text:tab/><text:tab/>/dɪə(r)/ n. (pl. deer)鹿 p.9</text:p>
            <text:p/>
            <text:p>probably <text:tab/><text:tab/><text:tab/><text:tab/><text:tab/><text:tab/>/ˈprɒbəbli/ adv. 很可能；大概 p.9</text:p>
            <text:p/>
            <text:p>look for <text:tab/><text:tab/><text:tab/><text:tab/><text:tab/><text:tab/><text:tab/>寻找 p.9</text:p>
            <text:p/>
            <text:p>Guest-Greeting <text:tab/><text:tab/><text:tab/><text:tab/><text:tab/>/ˈɡest ˌɡriːtɪŋ/ Pine /paɪn/ 迎客松 p.2</text:p>
            <text:p/>
            <text:p>Sea of Clouds <text:tab/><text:tab/><text:tab/><text:tab/><text:tab/>云海</text:p>
            <text:p/>
            <text:p>California <text:tab/><text:tab/><text:tab/><text:tab/><text:tab/><text:tab/>/ˌkæləˈfɔːniə/加利福尼亚（美国州名)p.2</text:p>
            <text:p/>
            <text:p>Red Square <text:tab/><text:tab/><text:tab/><text:tab/><text:tab/><text:tab/>红场 p.6</text:p>
            <text:p/>
            <text:p>Alexander <text:tab/><text:tab/><text:tab/><text:tab/><text:tab/><text:tab/>/ˌælɪɡˈzɑːndə/ Garden 亚历山大花园 p.6</text:p>
            <text:p/>
            <text:p>Vincent <text:tab/><text:tab/><text:tab/><text:tab/><text:tab/><text:tab/><text:tab/>/ˈvɪnsənt/ 文森特 p.6</text:p>
            <text:p/>
          </draw:text-box>
        </draw:frame>
        <draw:frame draw:style-name="gr9" draw:layer="layout" svg:width="1.752cm" svg:height="0.963cm" svg:x="16.5cm" svg:y="2.5cm">
          <draw:text-box>
            <text:p><text:tab/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0" draw:layer="layout" svg:width="24cm" svg:height="15.5cm" svg:x="1.5cm" svg:y="2.5cm">
          <draw:text-box>
            <text:p>Moscow <text:tab/><text:tab/><text:tab/><text:tab/><text:tab/><text:tab/><text:tab/><text:tab/>/ˈmɒskəʊ/莫斯科（俄罗斯首都） p.6</text:p>
            <text:p/>
            <text:p>Russia <text:tab/><text:tab/><text:tab/><text:tab/><text:tab/><text:tab/><text:tab/><text:tab/>/ˈrʌʃə/ 俄罗斯 p.6</text:p>
            <text:p/>
            <text:p>the Victory Museum <text:tab/><text:tab/><text:tab/><text:tab/><text:tab/>胜利博物馆 p.6</text:p>
            <text:p/>
            <text:p>Nazi <text:tab/><text:tab/><text:tab/><text:tab/><text:tab/><text:tab/><text:tab/><text:tab/>/ˈnɑːtsi/ n. 纳粹党人；纳粹分子 p.6</text:p>
            <text:p/>
            <text:p>World War II <text:tab/><text:tab/><text:tab/><text:tab/><text:tab/><text:tab/><text:tab/>第二次世界大战 p.6</text:p>
            <text:p/>
            <text:p>Moscow Metro <text:tab/><text:tab/><text:tab/><text:tab/><text:tab/><text:tab/>/ˈmetrəʊ/ 莫斯科地铁 p.7</text:p>
            <text:p/>
            <text:p>Scotland <text:tab/><text:tab/><text:tab/><text:tab/><text:tab/><text:tab/><text:tab/>/ˈskɒtlənd/ 苏格兰 p.9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31M20S</meta:editing-duration>
    <meta:editing-cycles>10</meta:editing-cycles>
    <meta:generator>OpenOffice/4.1.15$Win32 OpenOffice.org_project/4115m2$Build-9813</meta:generator>
    <dc:date>2025-10-06T09:44:08.96</dc:date>
    <dc:creator>Eric Zhang</dc:creator>
    <meta:document-statistic meta:object-count="44"/>
  </office:meta>
</office:document-meta>
</file>